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sic baremetal program to blink a LED on different versions of the Raspberry Pi. These projects were tested in July 2025.</text:p>
      <text:p text:style-name="Standard"/>
      <text:p text:style-name="Standard">This README file is common for all Blinker sub projects:</text:p>
      <text:list xml:id="list5000515011999974971" text:style-name="L1">
        <text:list-item>
          <text:p text:style-name="P1">For the Raspberri Pi 4B: 32bit and 64bit version</text:p>
          <text:list>
            <text:list-item>
              <text:p text:style-name="P1">4B\BareMetal32bit_Blinker</text:p>
            </text:list-item>
            <text:list-item>
              <text:p text:style-name="P1">4B\BareMetal64bit_Blinker</text:p>
            </text:list-item>
          </text:list>
        </text:list-item>
        <text:list-item>
          <text:p text:style-name="P1">For the Raspberri Pi Zero2W: 32bit and 64bit version</text:p>
          <text:list>
            <text:list-item>
              <text:p text:style-name="P1">Zero2W\BareMetal32bit_Blinker</text:p>
            </text:list-item>
            <text:list-item>
              <text:p text:style-name="P1">Zero2W\BareMetal64bit_Blinker</text:p>
            </text:list-item>
          </text:list>
        </text:list-item>
        <text:list-item>
          <text:p text:style-name="P1">For the Raspberri Pi ZeroW1.1: 32bit version</text:p>
          <text:list>
            <text:list-item>
              <text:p text:style-name="P1">ZeroW1.1\BareMetal32bit_Blinker</text:p>
            </text:list-item>
          </text:list>
        </text:list-item>
      </text:list>
      <text:p text:style-name="Standard">It describes the way a Windows system needs to be setup in order to be able to compile and run the Bare metal Blinker program. In each sub project a README file is included with specific details for that project.</text:p>
      <text:p text:style-name="Standard"/>
      <text:p text:style-name="Standard">The makefile used in each sub poject uses the common makefile found in the root directory.</text:p>
      <text:p text:style-name="Standard">Open powershell and run 'make clean' and 'make'. Then copy all files in from the SD_card directory to the root directory of a SD card.</text:p>
      <text:p text:style-name="Standard"/>
      <text:p text:style-name="Standard">The confix.txt file configures JTAG pins to be used for debugging.</text:p>
      <text:p text:style-name="Standard"/>
      <text:p text:style-name="Standard">For the 32 bit version of the Raspberry Pi 4B verzion, the starting address in src/start.s needs to be at address 0x8000, whereby the 64bit version needshas a starting address of 0x80000. The config.txt are different in the way that the 32 bit version has 'arm_64bit=0' included and 'kernel=kernel.img', whereby the 64bit version has 'arm_64bit=1' included and 'kernel=kernel8.img' (the kernel8.img can be omitted, since this is default)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ik Bakker</meta:initial-creator>
    <meta:creation-date>2025-07-26T14:53:32.80</meta:creation-date>
    <meta:generator>OpenOffice/4.1.15$Win32 OpenOffice.org_project/4115m2$Build-9813</meta:generator>
    <dc:date>2025-07-29T08:45:28.13</dc:date>
    <dc:creator>Erik Bakker</dc:creator>
    <meta:editing-duration>PT55M20S</meta:editing-duration>
    <meta:editing-cycles>2</meta:editing-cycles>
    <meta:document-statistic meta:table-count="0" meta:image-count="0" meta:object-count="0" meta:page-count="1" meta:paragraph-count="15" meta:word-count="228" meta:character-count="1409"/>
  </office:meta>
</office:document-meta>
</file>